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00000037784D2658ADFBA1810.png" manifest:media-type="image/png"/>
  <manifest:file-entry manifest:full-path="Pictures/10000001000003EC0000036ABA160B456E7CBB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95cm" svg:height="14.082cm" svg:x="1.005cm" svg:y="1cm">
          <draw:image xlink:href="Pictures/10000001000003D00000037784D2658ADFBA1810.png" xlink:type="simple" xlink:show="embed" xlink:actuate="onLoad" draw:mime-type="image/png">
            <text:p/>
          </draw:image>
        </draw:frame>
        <draw:frame draw:style-name="gr1" draw:text-style-name="P1" draw:layer="layout" svg:width="16.083cm" svg:height="14cm" svg:x="12.617cm" svg:y="6cm">
          <draw:image xlink:href="Pictures/10000001000003EC0000036ABA160B456E7CBBB1.png" xlink:type="simple" xlink:show="embed" xlink:actuate="onLoad" draw:mime-type="image/png">
            <text:p/>
          </draw:image>
        </draw:frame>
        <draw:frame draw:style-name="gr2" draw:text-style-name="P2" draw:layer="layout" svg:width="10.649cm" svg:height="0.962cm" svg:x="16.501cm" svg:y="1.75cm">
          <draw:text-box>
            <text:p>This is running Python on the server</text:p>
          </draw:text-box>
        </draw:frame>
        <draw:frame draw:style-name="gr2" draw:text-style-name="P2" draw:layer="layout" svg:width="10.929cm" svg:height="0.962cm" svg:x="1.75cm" svg:y="18.25cm">
          <draw:text-box>
            <text:p>This is running Python in the browse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3T18:37:58.038000000</meta:creation-date>
    <dc:date>2022-07-03T18:43:37.248000000</dc:date>
    <meta:editing-duration>PT5M40S</meta:editing-duration>
    <meta:editing-cycles>1</meta:editing-cycles>
    <meta:document-statistic meta:object-count="4"/>
    <meta:generator>LibreOffice/7.2.2.2$Windows_X86_64 LibreOffice_project/02b2acce88a210515b4a5bb2e46cbfb63fe97d56</meta:generator>
  </office:meta>
</office:document-meta>
</file>